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officeooo:rsid="00b39e0c" officeooo:paragraph-rsid="00c51735" fo:background-color="#ffff00"/>
    </style:style>
    <style:style style:name="P3" style:family="paragraph" style:parent-style-name="Thesis_5f_body">
      <style:text-properties officeooo:rsid="00c51735" officeooo:paragraph-rsid="00c51735" fo:background-color="#ffff00"/>
    </style:style>
    <style:style style:name="P4" style:family="paragraph" style:parent-style-name="Thesis_5f_body">
      <style:text-properties officeooo:paragraph-rsid="00d17977" fo:background-color="#ffff00"/>
    </style:style>
    <style:style style:name="P5" style:family="paragraph" style:parent-style-name="Thesis_5f_body">
      <style:text-properties officeooo:paragraph-rsid="00951a8c"/>
    </style:style>
    <style:style style:name="P6" style:family="paragraph" style:parent-style-name="Thesis_5f_body">
      <style:text-properties officeooo:paragraph-rsid="00a8c66b"/>
    </style:style>
    <style:style style:name="P7" style:family="paragraph" style:parent-style-name="Thesis_5f_body">
      <style:text-properties officeooo:rsid="00b647c1" officeooo:paragraph-rsid="00b647c1"/>
    </style:style>
    <style:style style:name="P8" style:family="paragraph" style:parent-style-name="Thesis_5f_body">
      <style:text-properties officeooo:rsid="00aafc15" officeooo:paragraph-rsid="00bb2a88"/>
    </style:style>
    <style:style style:name="P9" style:family="paragraph" style:parent-style-name="Thesis_5f_body">
      <style:text-properties officeooo:rsid="00aafc15" officeooo:paragraph-rsid="00c2fc78"/>
    </style:style>
    <style:style style:name="P10" style:family="paragraph" style:parent-style-name="Thesis_5f_body">
      <style:text-properties fo:language="en" fo:country="US" officeooo:paragraph-rsid="00bb2a88"/>
    </style:style>
    <style:style style:name="P11" style:family="paragraph" style:parent-style-name="Thesis_5f_body">
      <style:text-properties officeooo:paragraph-rsid="00bb2a88"/>
    </style:style>
    <style:style style:name="P12" style:family="paragraph" style:parent-style-name="Thesis_5f_body">
      <style:text-properties officeooo:paragraph-rsid="00be73a2"/>
    </style:style>
    <style:style style:name="P13" style:family="paragraph" style:parent-style-name="Thesis_5f_body">
      <style:text-properties officeooo:paragraph-rsid="00bfd80f"/>
    </style:style>
    <style:style style:name="P14" style:family="paragraph" style:parent-style-name="Thesis_5f_body">
      <style:text-properties officeooo:paragraph-rsid="00c33caa"/>
    </style:style>
    <style:style style:name="P15" style:family="paragraph" style:parent-style-name="Thesis_5f_body">
      <style:text-properties officeooo:paragraph-rsid="00cfc0ca"/>
    </style:style>
    <style:style style:name="P16" style:family="paragraph" style:parent-style-name="Thesis_5f_body">
      <style:text-properties officeooo:paragraph-rsid="00d0fc77"/>
    </style:style>
    <style:style style:name="P17" style:family="paragraph" style:parent-style-name="Thesis_5f_caption">
      <style:text-properties officeooo:paragraph-rsid="009e5438"/>
    </style:style>
    <style:style style:name="P18" style:family="paragraph" style:parent-style-name="Thesis_5f_caption">
      <style:text-properties officeooo:paragraph-rsid="00bb50a9"/>
    </style:style>
    <style:style style:name="P19" style:family="paragraph" style:parent-style-name="Thesis_5f_body" style:list-style-name="L1">
      <style:text-properties officeooo:paragraph-rsid="00951a8c"/>
    </style:style>
    <style:style style:name="P20" style:family="paragraph" style:parent-style-name="Thesis_5f_body" style:list-style-name="L2">
      <style:text-properties officeooo:paragraph-rsid="00951a8c"/>
    </style:style>
    <style:style style:name="P21" style:family="paragraph" style:parent-style-name="Thesis_5f_body" style:list-style-name="L3">
      <style:text-properties officeooo:paragraph-rsid="00951a8c"/>
    </style:style>
    <style:style style:name="P22" style:family="paragraph" style:parent-style-name="Thesis_5f_body" style:list-style-name="L5"/>
    <style:style style:name="P23" style:family="paragraph" style:parent-style-name="Thesis_5f_body" style:list-style-name="L4">
      <style:paragraph-properties fo:margin-left="1.251cm" fo:margin-right="0cm" fo:text-indent="-0.635cm" style:auto-text-indent="false"/>
      <style:text-properties officeooo:paragraph-rsid="00951a8c"/>
    </style:style>
    <style:style style:name="P24" style:family="paragraph" style:parent-style-name="Thesis_5f_Heading2" style:list-style-name="Thesis_5f_numbering"/>
    <style:style style:name="P25" style:family="paragraph" style:parent-style-name="Thesis_5f_Heading1" style:list-style-name="Thesis_5f_numbering" style:master-page-name="Thesis_5f_bodyPage">
      <style:paragraph-properties style:page-number="auto"/>
      <style:text-properties officeooo:paragraph-rsid="00ceb796"/>
    </style:style>
    <style:style style:name="P26" style:family="paragraph" style:parent-style-name="Thesis_5f_Heading3" style:list-style-name="Thesis_5f_numbering"/>
    <style:style style:name="T1" style:family="text">
      <style:text-properties style:font-name="Times New Roman4" fo:font-size="12pt" fo:language="ru" fo:country="RU" style:font-size-asian="12pt" style:font-name-complex="Times New Roman5" style:font-size-complex="12pt"/>
    </style:style>
    <style:style style:name="T2" style:family="text">
      <style:text-properties style:font-name="Times New Roman4" fo:font-size="12pt" fo:language="ru" fo:country="RU" officeooo:rsid="0014f9b7" style:font-size-asian="12pt" style:font-name-complex="Times New Roman5" style:font-size-complex="12pt"/>
    </style:style>
    <style:style style:name="T3" style:family="text">
      <style:text-properties style:font-name="Times New Roman4" fo:font-size="12pt" fo:language="ru" fo:country="RU" officeooo:rsid="001f12ee" style:font-size-asian="12pt" style:font-name-complex="Times New Roman5" style:font-size-complex="12pt"/>
    </style:style>
    <style:style style:name="T4" style:family="text">
      <style:text-properties style:font-name="Times New Roman4" fo:font-size="12pt" fo:language="ru" fo:country="RU" officeooo:rsid="00273e33" style:font-size-asian="12pt" style:font-name-complex="Times New Roman5" style:font-size-complex="12pt"/>
    </style:style>
    <style:style style:name="T5" style:family="text">
      <style:text-properties style:font-name="Times New Roman4" fo:font-size="12pt" fo:language="ru" fo:country="RU" officeooo:rsid="002ea74a" style:font-size-asian="12pt" style:font-name-complex="Times New Roman5" style:font-size-complex="12pt"/>
    </style:style>
    <style:style style:name="T6" style:family="text">
      <style:text-properties style:font-name="Times New Roman4" fo:font-size="12pt" fo:language="ru" fo:country="RU" officeooo:rsid="0030c638" style:font-size-asian="12pt" style:font-name-complex="Times New Roman5" style:font-size-complex="12pt"/>
    </style:style>
    <style:style style:name="T7" style:family="text">
      <style:text-properties style:font-name="Times New Roman4" fo:font-size="12pt" fo:language="ru" fo:country="RU" officeooo:rsid="00426802" style:font-size-asian="12pt" style:font-name-complex="Times New Roman5" style:font-size-complex="12pt"/>
    </style:style>
    <style:style style:name="T8" style:family="text">
      <style:text-properties style:font-name="Times New Roman4" fo:font-size="12pt" fo:language="ru" fo:country="RU" officeooo:rsid="004a1458" style:font-size-asian="12pt" style:font-name-complex="Times New Roman5" style:font-size-complex="12pt"/>
    </style:style>
    <style:style style:name="T9" style:family="text">
      <style:text-properties style:font-name="Times New Roman4" fo:font-size="12pt" fo:language="ru" fo:country="RU" officeooo:rsid="004b24a4" style:font-size-asian="12pt" style:font-name-complex="Times New Roman5" style:font-size-complex="12pt"/>
    </style:style>
    <style:style style:name="T10" style:family="text">
      <style:text-properties style:font-name="Times New Roman4" fo:font-size="12pt" fo:language="ru" fo:country="RU" officeooo:rsid="00a4ad32" style:font-size-asian="12pt" style:font-name-complex="Times New Roman5" style:font-size-complex="12pt"/>
    </style:style>
    <style:style style:name="T11" style:family="text">
      <style:text-properties style:font-name="Times New Roman4" fo:font-size="12pt" fo:language="ru" fo:country="RU" officeooo:rsid="00376847" style:font-size-asian="12pt" style:font-name-complex="Times New Roman5" style:font-size-complex="12pt"/>
    </style:style>
    <style:style style:name="T12" style:family="text">
      <style:text-properties style:font-name="Times New Roman4" fo:font-size="12pt" fo:language="ru" fo:country="RU" officeooo:rsid="00a8c66b" style:font-size-asian="12pt" style:font-name-complex="Times New Roman5" style:font-size-complex="12pt"/>
    </style:style>
    <style:style style:name="T13" style:family="text">
      <style:text-properties style:font-name="Times New Roman4" fo:font-size="12pt" fo:language="ru" fo:country="RU" officeooo:rsid="00a95b9b" style:font-size-asian="12pt" style:font-name-complex="Times New Roman5" style:font-size-complex="12pt"/>
    </style:style>
    <style:style style:name="T14" style:family="text">
      <style:text-properties style:font-name="Times New Roman4" fo:font-size="12pt" fo:language="ru" fo:country="RU" officeooo:rsid="00a9a888" style:font-size-asian="12pt" style:font-name-complex="Times New Roman5" style:font-size-complex="12pt"/>
    </style:style>
    <style:style style:name="T15" style:family="text">
      <style:text-properties style:font-name="Times New Roman4" fo:font-size="12pt" fo:language="ru" fo:country="RU" fo:font-style="italic" style:font-size-asian="12pt" style:font-style-asian="italic" style:font-name-complex="Times New Roman5" style:font-size-complex="12pt"/>
    </style:style>
    <style:style style:name="T16"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7"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8" style:family="text">
      <style:text-properties style:font-name="Times New Roman4" fo:font-size="12pt" fo:language="ru" fo:country="RU" fo:background-color="#ffff00" loext:char-shading-value="0" style:font-size-asian="12pt" style:font-name-complex="Times New Roman5" style:font-size-complex="12pt"/>
    </style:style>
    <style:style style:name="T19"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20" style:family="text">
      <style:text-properties style:font-name="Times New Roman4" fo:font-size="12pt" fo:language="en" fo:country="US" style:font-size-asian="12pt" style:font-name-complex="Times New Roman5" style:font-size-complex="12pt"/>
    </style:style>
    <style:style style:name="T21" style:family="text">
      <style:text-properties style:font-name="Times New Roman4" fo:font-size="12pt" fo:language="en" fo:country="US" fo:font-style="italic" style:font-size-asian="12pt" style:font-style-asian="italic" style:font-name-complex="Times New Roman5" style:font-size-complex="12pt"/>
    </style:style>
    <style:style style:name="T22"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23"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24"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25" style:family="text">
      <style:text-properties style:font-name="Times New Roman4" fo:font-size="12pt" fo:language="en" fo:country="US" fo:background-color="#ffff00" loext:char-shading-value="0" style:font-size-asian="12pt" style:font-name-complex="Times New Roman5" style:font-size-complex="12pt"/>
    </style:style>
    <style:style style:name="T26" style:family="text">
      <style:text-properties style:font-name="Times New Roman4" fo:font-size="12pt" style:font-size-asian="12pt" style:font-name-complex="Times New Roman5" style:font-size-complex="12pt"/>
    </style:style>
    <style:style style:name="T27" style:family="text">
      <style:text-properties style:font-name="Times New Roman4" fo:font-size="12pt" officeooo:rsid="004a1458" style:font-size-asian="12pt" style:font-name-complex="Times New Roman5" style:font-size-complex="12pt"/>
    </style:style>
    <style:style style:name="T28" style:family="text">
      <style:text-properties style:font-name="Times New Roman4" fo:font-size="12pt" officeooo:rsid="004a222c" style:font-size-asian="12pt" style:font-name-complex="Times New Roman5" style:font-size-complex="12pt"/>
    </style:style>
    <style:style style:name="T29" style:family="text">
      <style:text-properties style:font-name="Times New Roman4" fo:font-size="12pt" fo:font-style="italic" style:font-size-asian="12pt" style:font-style-asian="italic" style:font-name-complex="Times New Roman5" style:font-size-complex="12pt"/>
    </style:style>
    <style:style style:name="T30" style:family="text">
      <style:text-properties style:font-name="Times New Roman4" fo:font-size="12pt" fo:font-style="italic" style:font-size-asian="12pt" style:font-style-asian="italic" style:font-name-complex="Times New Roman5" style:font-size-complex="12pt" style:font-style-complex="italic"/>
    </style:style>
    <style:style style:name="T31"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32" style:family="text">
      <style:text-properties style:font-name="Times New Roman4" fo:font-size="12pt" fo:font-style="normal" style:font-size-asian="12pt" style:font-style-asian="normal" style:font-name-complex="Times New Roman5" style:font-size-complex="12pt" style:font-style-complex="normal"/>
    </style:style>
    <style:style style:name="T33" style:family="text">
      <style:text-properties style:font-name="Times New Roman4" fo:font-size="12pt" fo:language="bg" fo:country="BG" style:font-size-asian="12pt" style:font-name-complex="Times New Roman5" style:font-size-complex="12pt"/>
    </style:style>
    <style:style style:name="T34" style:family="text">
      <style:text-properties style:font-name="Times New Roman4" fo:font-size="12pt" fo:language="bg" fo:country="BG" officeooo:rsid="0012bd16" style:font-size-asian="12pt" style:font-name-complex="Times New Roman5" style:font-size-complex="12pt"/>
    </style:style>
    <style:style style:name="T35" style:family="text">
      <style:text-properties style:font-name="Times New Roman4" fo:font-size="12pt" fo:language="bg" fo:country="BG" officeooo:rsid="0014f9b7" style:font-size-asian="12pt" style:font-name-complex="Times New Roman5" style:font-size-complex="12pt"/>
    </style:style>
    <style:style style:name="T36" style:family="text">
      <style:text-properties style:font-name="Times New Roman4" fo:font-size="12pt" fo:language="bg" fo:country="BG" officeooo:rsid="00151f4b" style:font-size-asian="12pt" style:font-name-complex="Times New Roman5" style:font-size-complex="12pt"/>
    </style:style>
    <style:style style:name="T37" style:family="text">
      <style:text-properties style:font-name="Times New Roman4" fo:font-size="12pt" fo:language="bg" fo:country="BG" officeooo:rsid="0031953b" style:font-size-asian="12pt" style:font-name-complex="Times New Roman5" style:font-size-complex="12pt"/>
    </style:style>
    <style:style style:name="T38" style:family="text">
      <style:text-properties style:font-name="Times New Roman4" fo:font-size="12pt" fo:language="bg" fo:country="BG" officeooo:rsid="00366359" style:font-size-asian="12pt" style:font-name-complex="Times New Roman5" style:font-size-complex="12pt"/>
    </style:style>
    <style:style style:name="T39" style:family="text">
      <style:text-properties style:font-name="Times New Roman4" fo:font-size="12pt" fo:language="bg" fo:country="BG" officeooo:rsid="00376847" style:font-size-asian="12pt" style:font-name-complex="Times New Roman5" style:font-size-complex="12pt"/>
    </style:style>
    <style:style style:name="T40" style:family="text">
      <style:text-properties style:font-name="Times New Roman4" fo:font-size="12pt" fo:language="bg" fo:country="BG" officeooo:rsid="0053c131" style:font-size-asian="12pt" style:font-name-complex="Times New Roman5" style:font-size-complex="12pt"/>
    </style:style>
    <style:style style:name="T41" style:family="text">
      <style:text-properties style:font-name="Times New Roman4" fo:font-size="12pt" fo:language="bg" fo:country="BG" officeooo:rsid="0057413d" style:font-size-asian="12pt" style:font-name-complex="Times New Roman5" style:font-size-complex="12pt"/>
    </style:style>
    <style:style style:name="T42" style:family="text">
      <style:text-properties style:font-name="Times New Roman4" fo:font-size="12pt" fo:language="bg" fo:country="BG" officeooo:rsid="005a484c" style:font-size-asian="12pt" style:font-name-complex="Times New Roman5" style:font-size-complex="12pt"/>
    </style:style>
    <style:style style:name="T43" style:family="text">
      <style:text-properties style:font-name="Times New Roman4" fo:font-size="12pt" fo:language="bg" fo:country="BG" officeooo:rsid="005ab7cd" style:font-size-asian="12pt" style:font-name-complex="Times New Roman5" style:font-size-complex="12pt"/>
    </style:style>
    <style:style style:name="T44" style:family="text">
      <style:text-properties style:font-name="Times New Roman4" fo:font-size="12pt" fo:language="bg" fo:country="BG" officeooo:rsid="005dbd5e" style:font-size-asian="12pt" style:font-name-complex="Times New Roman5" style:font-size-complex="12pt"/>
    </style:style>
    <style:style style:name="T45" style:family="text">
      <style:text-properties style:font-name="Times New Roman4" fo:font-size="12pt" fo:language="bg" fo:country="BG" officeooo:rsid="005dd472" style:font-size-asian="12pt" style:font-name-complex="Times New Roman5" style:font-size-complex="12pt"/>
    </style:style>
    <style:style style:name="T46" style:family="text">
      <style:text-properties style:font-name="Times New Roman4" fo:font-size="12pt" fo:language="bg" fo:country="BG" officeooo:rsid="005df613" style:font-size-asian="12pt" style:font-name-complex="Times New Roman5" style:font-size-complex="12pt"/>
    </style:style>
    <style:style style:name="T47" style:family="text">
      <style:text-properties style:font-name="Times New Roman4" fo:font-size="12pt" fo:language="bg" fo:country="BG" officeooo:rsid="0060d88a" style:font-size-asian="12pt" style:font-name-complex="Times New Roman5" style:font-size-complex="12pt"/>
    </style:style>
    <style:style style:name="T48" style:family="text">
      <style:text-properties style:font-name="Times New Roman4" fo:font-size="12pt" fo:language="bg" fo:country="BG" officeooo:rsid="00611647" style:font-size-asian="12pt" style:font-name-complex="Times New Roman5" style:font-size-complex="12pt"/>
    </style:style>
    <style:style style:name="T49" style:family="text">
      <style:text-properties style:font-name="Times New Roman4" fo:font-size="12pt" fo:language="bg" fo:country="BG" officeooo:rsid="00632eeb" style:font-size-asian="12pt" style:font-name-complex="Times New Roman5" style:font-size-complex="12pt"/>
    </style:style>
    <style:style style:name="T50" style:family="text">
      <style:text-properties style:font-name="Times New Roman4" fo:font-size="12pt" fo:language="bg" fo:country="BG" officeooo:rsid="0061c003" style:font-size-asian="12pt" style:font-name-complex="Times New Roman5" style:font-size-complex="12pt"/>
    </style:style>
    <style:style style:name="T51" style:family="text">
      <style:text-properties style:font-name="Times New Roman4" fo:font-size="12pt" fo:language="bg" fo:country="BG" officeooo:rsid="00637b91" style:font-size-asian="12pt" style:font-name-complex="Times New Roman5" style:font-size-complex="12pt"/>
    </style:style>
    <style:style style:name="T52" style:family="text">
      <style:text-properties style:font-name="Times New Roman4" fo:font-size="12pt" fo:language="bg" fo:country="BG" officeooo:rsid="006864ca" style:font-size-asian="12pt" style:font-name-complex="Times New Roman5" style:font-size-complex="12pt"/>
    </style:style>
    <style:style style:name="T53" style:family="text">
      <style:text-properties style:font-name="Times New Roman4" fo:font-size="12pt" fo:language="bg" fo:country="BG" officeooo:rsid="00749b8c" style:font-size-asian="12pt" style:font-name-complex="Times New Roman5" style:font-size-complex="12pt"/>
    </style:style>
    <style:style style:name="T54" style:family="text">
      <style:text-properties style:font-name="Times New Roman4" fo:font-size="12pt" fo:language="bg" fo:country="BG" officeooo:rsid="0074dccf" style:font-size-asian="12pt" style:font-name-complex="Times New Roman5" style:font-size-complex="12pt"/>
    </style:style>
    <style:style style:name="T55" style:family="text">
      <style:text-properties style:font-name="Times New Roman4" fo:font-size="12pt" fo:language="bg" fo:country="BG" officeooo:rsid="007db0ba" style:font-size-asian="12pt" style:font-name-complex="Times New Roman5" style:font-size-complex="12pt"/>
    </style:style>
    <style:style style:name="T56" style:family="text">
      <style:text-properties style:font-name="Times New Roman4" fo:font-size="12pt" fo:language="bg" fo:country="BG" officeooo:rsid="007f5828" style:font-size-asian="12pt" style:font-name-complex="Times New Roman5" style:font-size-complex="12pt"/>
    </style:style>
    <style:style style:name="T57" style:family="text">
      <style:text-properties style:font-name="Times New Roman4" fo:font-size="12pt" fo:language="bg" fo:country="BG" officeooo:rsid="0081ff08" style:font-size-asian="12pt" style:font-name-complex="Times New Roman5" style:font-size-complex="12pt"/>
    </style:style>
    <style:style style:name="T58" style:family="text">
      <style:text-properties style:font-name="Times New Roman4" fo:font-size="12pt" fo:language="bg" fo:country="BG" officeooo:rsid="008d93ac" style:font-size-asian="12pt" style:font-name-complex="Times New Roman5" style:font-size-complex="12pt"/>
    </style:style>
    <style:style style:name="T59" style:family="text">
      <style:text-properties style:font-name="Times New Roman4" fo:font-size="12pt" fo:language="bg" fo:country="BG" officeooo:rsid="00a4ad32" style:font-size-asian="12pt" style:font-name-complex="Times New Roman5" style:font-size-complex="12pt"/>
    </style:style>
    <style:style style:name="T60" style:family="text">
      <style:text-properties style:font-name="Times New Roman4" fo:font-size="12pt" fo:language="bg" fo:country="BG" officeooo:rsid="00a7d5a3" style:font-size-asian="12pt" style:font-name-complex="Times New Roman5" style:font-size-complex="12pt"/>
    </style:style>
    <style:style style:name="T61" style:family="text">
      <style:text-properties style:font-name="Times New Roman4" fo:font-size="12pt" fo:language="bg" fo:country="BG" officeooo:rsid="00c84581" style:font-size-asian="12pt" style:font-name-complex="Times New Roman5" style:font-size-complex="12pt"/>
    </style:style>
    <style:style style:name="T62" style:family="text">
      <style:text-properties style:font-name="Times New Roman4" fo:font-size="12pt" fo:language="bg" fo:country="BG" officeooo:rsid="00c9a676" style:font-size-asian="12pt" style:font-name-complex="Times New Roman5" style:font-size-complex="12pt"/>
    </style:style>
    <style:style style:name="T63" style:family="text">
      <style:text-properties style:font-name="Times New Roman4" fo:font-size="12pt" fo:language="bg" fo:country="BG" officeooo:rsid="00caae63" style:font-size-asian="12pt" style:font-name-complex="Times New Roman5" style:font-size-complex="12pt"/>
    </style:style>
    <style:style style:name="T6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6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6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67" style:family="text">
      <style:text-properties style:font-name="Times New Roman4" fo:font-size="12pt" fo:language="bg" fo:country="BG" fo:font-weight="normal" style:font-size-asian="12pt" style:font-weight-asian="normal" style:font-name-complex="Times New Roman5" style:font-size-complex="12pt"/>
    </style:style>
    <style:style style:name="T68"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69" style:family="text">
      <style:text-properties style:font-name="Times New Roman4" fo:font-size="12pt" fo:language="bg" fo:country="BG" fo:background-color="#ffff00" loext:char-shading-value="0" style:font-size-asian="12pt" style:font-name-complex="Times New Roman5" style:font-size-complex="12pt"/>
    </style:style>
    <style:style style:name="T70"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71"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72"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73"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74"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75"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76"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77"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78"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79"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80"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81"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82"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83"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84"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85"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86" style:family="text">
      <style:text-properties style:font-name="Times New Roman4" fo:font-size="12pt" fo:background-color="#ffff00" loext:char-shading-value="0" style:font-size-asian="12pt" style:font-name-complex="Times New Roman5" style:font-size-complex="12pt"/>
    </style:style>
    <style:style style:name="T87" style:family="text">
      <style:text-properties fo:color="#00b050" style:font-name="Times New Roman4" fo:font-size="12pt" fo:language="ru" fo:country="RU" style:font-size-asian="12pt" style:font-name-complex="Times New Roman5" style:font-size-complex="12pt"/>
    </style:style>
    <style:style style:name="T88" style:family="text">
      <style:text-properties fo:color="#00cc00" style:font-name="Times New Roman4" fo:font-size="12pt" fo:language="ru" fo:country="RU" style:font-size-asian="12pt" style:font-name-complex="Times New Roman5" style:font-size-complex="12pt"/>
    </style:style>
    <style:style style:name="T89"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90"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1" style:family="text">
      <style:text-properties fo:color="#00cc00" style:font-name="Times New Roman4" fo:font-size="12pt" fo:language="bg" fo:country="BG" style:font-size-asian="12pt" style:font-name-complex="Times New Roman5" style:font-size-complex="12pt"/>
    </style:style>
    <style:style style:name="T92" style:family="text">
      <style:text-properties fo:color="#00cc00" style:font-name="Times New Roman4" fo:font-size="12pt" fo:background-color="#ffff00" loext:char-shading-value="0" style:font-size-asian="12pt" style:font-name-complex="Times New Roman5" style:font-size-complex="12pt"/>
    </style:style>
    <style:style style:name="T93"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9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9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96"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7"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98"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99" style:family="text">
      <style:text-properties fo:color="#000000" style:font-name="Times New Roman4" fo:font-size="12pt" fo:language="ru" fo:country="RU" style:font-size-asian="12pt" style:font-name-complex="Times New Roman5" style:font-size-complex="12pt"/>
    </style:style>
    <style:style style:name="T100" style:family="text">
      <style:text-properties fo:color="#000000" style:font-name="Times New Roman4" fo:font-size="12pt" fo:language="bg" fo:country="BG" style:font-size-asian="12pt" style:font-name-complex="Times New Roman5" style:font-size-complex="12pt"/>
    </style:style>
    <style:style style:name="T101" style:family="text">
      <style:text-properties fo:color="#00cc33" style:font-name="Times New Roman4" fo:font-size="12pt" fo:language="bg" fo:country="BG" style:font-size-asian="12pt" style:font-name-complex="Times New Roman5" style:font-size-complex="12pt"/>
    </style:style>
    <style:style style:name="T102" style:family="text">
      <style:text-properties fo:font-variant="normal" fo:text-transform="none" style:text-position="0% 100%" fo:font-style="normal" style:text-underline-style="none" fo:font-weight="normal"/>
    </style:style>
    <style:style style:name="T103"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04" style:family="text">
      <style:text-properties officeooo:rsid="00167448"/>
    </style:style>
    <style:style style:name="T105" style:family="text">
      <style:text-properties officeooo:rsid="00207c4a"/>
    </style:style>
    <style:style style:name="T106" style:family="text">
      <style:text-properties officeooo:rsid="0022024b"/>
    </style:style>
    <style:style style:name="T107" style:family="text">
      <style:text-properties officeooo:rsid="0025e4b6"/>
    </style:style>
    <style:style style:name="T108" style:family="text">
      <style:text-properties officeooo:rsid="0029e90e"/>
    </style:style>
    <style:style style:name="T109" style:family="text">
      <style:text-properties officeooo:rsid="002a97f1"/>
    </style:style>
    <style:style style:name="T110" style:family="text">
      <style:text-properties style:text-position="super 58%" officeooo:rsid="002a97f1"/>
    </style:style>
    <style:style style:name="T111" style:family="text">
      <style:text-properties style:text-position="0% 100%" officeooo:rsid="002d7f6e"/>
    </style:style>
    <style:style style:name="T112" style:family="text">
      <style:text-properties style:text-position="0% 100%" officeooo:rsid="002a97f1" style:font-size-asian="10.5pt"/>
    </style:style>
    <style:style style:name="T113" style:family="text">
      <style:text-properties style:text-position="0% 100%" officeooo:rsid="0085981f"/>
    </style:style>
    <style:style style:name="T114" style:family="text">
      <style:text-properties officeooo:rsid="002ea74a"/>
    </style:style>
    <style:style style:name="T115" style:family="text">
      <style:text-properties officeooo:rsid="002ec629"/>
    </style:style>
    <style:style style:name="T116" style:family="text">
      <style:text-properties officeooo:rsid="002ef1e1"/>
    </style:style>
    <style:style style:name="T117" style:family="text">
      <style:text-properties officeooo:rsid="003661d1"/>
    </style:style>
    <style:style style:name="T118" style:family="text">
      <style:text-properties fo:color="#ff0066"/>
    </style:style>
    <style:style style:name="T119" style:family="text">
      <style:text-properties fo:color="#ff0066" style:font-name="Times New Roman4" fo:font-size="12pt" fo:language="ru" fo:country="RU" officeooo:rsid="003ba1fc" style:font-size-asian="12pt" style:font-name-complex="Times New Roman5" style:font-size-complex="12pt"/>
    </style:style>
    <style:style style:name="T120" style:family="text">
      <style:text-properties officeooo:rsid="004a1458"/>
    </style:style>
    <style:style style:name="T121" style:family="text">
      <style:text-properties officeooo:rsid="004b24a4"/>
    </style:style>
    <style:style style:name="T122" style:family="text">
      <style:text-properties officeooo:rsid="004fbc62"/>
    </style:style>
    <style:style style:name="T123" style:family="text">
      <style:text-properties fo:background-color="transparent" loext:char-shading-value="0"/>
    </style:style>
    <style:style style:name="T124" style:family="text">
      <style:text-properties officeooo:rsid="0025e4b6" fo:background-color="transparent" loext:char-shading-value="0"/>
    </style:style>
    <style:style style:name="T125" style:family="text">
      <style:text-properties officeooo:rsid="0042d47a" fo:background-color="transparent" loext:char-shading-value="0"/>
    </style:style>
    <style:style style:name="T126" style:family="text">
      <style:text-properties officeooo:rsid="00a8c66b" fo:background-color="transparent" loext:char-shading-value="0"/>
    </style:style>
    <style:style style:name="T127" style:family="text">
      <style:text-properties officeooo:rsid="00abe1e3" fo:background-color="transparent" loext:char-shading-value="0"/>
    </style:style>
    <style:style style:name="T128" style:family="text">
      <style:text-properties officeooo:rsid="00b0ca19" fo:background-color="transparent" loext:char-shading-value="0"/>
    </style:style>
    <style:style style:name="T129" style:family="text">
      <style:text-properties officeooo:rsid="00b2a483" fo:background-color="transparent" loext:char-shading-value="0"/>
    </style:style>
    <style:style style:name="T130" style:family="text">
      <style:text-properties officeooo:rsid="00aafc15" fo:background-color="transparent" loext:char-shading-value="0"/>
    </style:style>
    <style:style style:name="T131" style:family="text">
      <style:text-properties officeooo:rsid="00bb2a88" fo:background-color="transparent" loext:char-shading-value="0"/>
    </style:style>
    <style:style style:name="T132" style:family="text">
      <style:text-properties officeooo:rsid="00bb50a9" fo:background-color="transparent" loext:char-shading-value="0"/>
    </style:style>
    <style:style style:name="T133" style:family="text">
      <style:text-properties officeooo:rsid="00c33caa" fo:background-color="transparent" loext:char-shading-value="0"/>
    </style:style>
    <style:style style:name="T134" style:family="text">
      <style:text-properties officeooo:rsid="006864ca"/>
    </style:style>
    <style:style style:name="T135" style:family="text">
      <style:text-properties officeooo:rsid="007168f2"/>
    </style:style>
    <style:style style:name="T136" style:family="text">
      <style:text-properties officeooo:rsid="00856067"/>
    </style:style>
    <style:style style:name="T137" style:family="text">
      <style:text-properties officeooo:rsid="0085981f"/>
    </style:style>
    <style:style style:name="T138" style:family="text">
      <style:text-properties officeooo:rsid="00864205"/>
    </style:style>
    <style:style style:name="T139" style:family="text">
      <style:text-properties officeooo:rsid="00876cb4"/>
    </style:style>
    <style:style style:name="T140" style:family="text">
      <style:text-properties officeooo:rsid="008842af"/>
    </style:style>
    <style:style style:name="T141" style:family="text">
      <style:text-properties officeooo:rsid="00abe1e3" fo:background-color="#ffff00" loext:char-shading-value="0"/>
    </style:style>
    <style:style style:name="T142" style:family="text">
      <style:text-properties officeooo:rsid="00b2a483" fo:background-color="#ffff00" loext:char-shading-value="0"/>
    </style:style>
    <style:style style:name="T143" style:family="text">
      <style:text-properties officeooo:rsid="00947f47"/>
    </style:style>
    <style:style style:name="T144" style:family="text">
      <style:text-properties officeooo:rsid="00951a8c"/>
    </style:style>
    <style:style style:name="T145" style:family="text">
      <style:text-properties fo:language="ru" fo:country="RU"/>
    </style:style>
    <style:style style:name="T146" style:family="text">
      <style:text-properties fo:language="ru" fo:country="RU" officeooo:rsid="013b86ed"/>
    </style:style>
    <style:style style:name="T147" style:family="text">
      <style:text-properties fo:language="ru" fo:country="RU" officeooo:rsid="013d45e1"/>
    </style:style>
    <style:style style:name="T148" style:family="text">
      <style:text-properties fo:language="ru" fo:country="RU" officeooo:rsid="0096b778"/>
    </style:style>
    <style:style style:name="T149" style:family="text">
      <style:text-properties fo:language="ru" fo:country="RU" officeooo:rsid="0096b778" fo:background-color="#ffff00" loext:char-shading-value="0"/>
    </style:style>
    <style:style style:name="T150" style:family="text">
      <style:text-properties fo:language="ru" fo:country="RU" officeooo:rsid="00987ce7"/>
    </style:style>
    <style:style style:name="T151" style:family="text">
      <style:text-properties fo:language="ru" fo:country="RU" officeooo:rsid="00999476"/>
    </style:style>
    <style:style style:name="T152" style:family="text">
      <style:text-properties fo:language="ru" fo:country="RU" officeooo:rsid="0099e240"/>
    </style:style>
    <style:style style:name="T153" style:family="text">
      <style:text-properties fo:language="ru" fo:country="RU" officeooo:rsid="009aaf09"/>
    </style:style>
    <style:style style:name="T154" style:family="text">
      <style:text-properties fo:language="ru" fo:country="RU" officeooo:rsid="009b9570"/>
    </style:style>
    <style:style style:name="T155" style:family="text">
      <style:text-properties fo:language="ru" fo:country="RU" officeooo:rsid="009f7137"/>
    </style:style>
    <style:style style:name="T156" style:family="text">
      <style:text-properties fo:language="ru" fo:country="RU" officeooo:rsid="00abe1e3" fo:background-color="transparent" loext:char-shading-value="0"/>
    </style:style>
    <style:style style:name="T157" style:family="text">
      <style:text-properties fo:language="ru" fo:country="RU" officeooo:rsid="00bb2a88" fo:background-color="transparent" loext:char-shading-value="0"/>
    </style:style>
    <style:style style:name="T158" style:family="text">
      <style:text-properties fo:language="en" fo:country="US"/>
    </style:style>
    <style:style style:name="T159" style:family="text">
      <style:text-properties fo:language="en" fo:country="US" officeooo:rsid="00abe1e3" fo:background-color="transparent" loext:char-shading-value="0"/>
    </style:style>
    <style:style style:name="T160" style:family="text">
      <style:text-properties fo:language="en" fo:country="US" officeooo:rsid="00bb2a88" fo:background-color="transparent" loext:char-shading-value="0"/>
    </style:style>
    <style:style style:name="T161" style:family="text">
      <style:text-properties fo:language="en" fo:country="GB"/>
    </style:style>
    <style:style style:name="T162" style:family="text">
      <style:text-properties officeooo:rsid="013d45e1"/>
    </style:style>
    <style:style style:name="T163" style:family="text">
      <style:text-properties officeooo:rsid="00a20ecd"/>
    </style:style>
    <style:style style:name="T164" style:family="text">
      <style:text-properties officeooo:rsid="00a4ad32"/>
    </style:style>
    <style:style style:name="T165" style:family="text">
      <style:text-properties fo:language="bg" fo:country="BG"/>
    </style:style>
    <style:style style:name="T166" style:family="text">
      <style:text-properties fo:language="bg" fo:country="BG" officeooo:rsid="009b9570"/>
    </style:style>
    <style:style style:name="T167" style:family="text">
      <style:text-properties officeooo:rsid="00abe1e3"/>
    </style:style>
    <style:style style:name="T168" style:family="text">
      <style:text-properties officeooo:rsid="00b52443"/>
    </style:style>
    <style:style style:name="T169" style:family="text">
      <style:text-properties officeooo:rsid="00b56c93"/>
    </style:style>
    <style:style style:name="T170" style:family="text">
      <style:text-properties officeooo:rsid="00aafc15"/>
    </style:style>
    <style:style style:name="T171" style:family="text">
      <style:text-properties officeooo:rsid="00be73a2"/>
    </style:style>
    <style:style style:name="T172" style:family="text">
      <style:text-properties officeooo:rsid="00be9ec1"/>
    </style:style>
    <style:style style:name="T173" style:family="text">
      <style:text-properties officeooo:rsid="00bf7227"/>
    </style:style>
    <style:style style:name="T174" style:family="text">
      <style:text-properties officeooo:rsid="00c0a1c9"/>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555905306" text:style-name="Thesis_5f_numbering">
        <text:list-item>
          <text:p text:style-name="P25"><text:bookmark-start text:name="__RefNumPara__26440_1854458412"/>Литературен преглед<text:bookmark-end text:name="__RefNumPara__26440_1854458412"/></text:p>
          <text:list>
            <text:list-item>
              <text:p text:style-name="P24">Съобществата на зообентоса като индикатор за състоянието на околната среда</text:p>
            </text:list-item>
          </text:list>
        </text:list-item>
      </text:list>
      <text:p text:style-name="Thesis_5f_body"><text:bookmark-start text:name="__RefHeading__1811_970456079"/><text:span text:style-name="T139">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39">(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39">.</text:span><text:bookmark-end text:name="__RefHeading__1811_970456079"/></text:p>
      <text:p text:style-name="P14"><text:span text:style-name="T170">Съобществата на дънните безгръбначни притежават редица свойства, които ги правят особено полезни за целите на биондикацията, и които</text:span><text:span text:style-name="T130"> обуславят използването </text:span><text:span text:style-name="T133">им </text:span><text:span text:style-name="T130">като един от основните елементи в оценките за качество на средата по смисъла на европейското и националното законодателство.</text:span></text:p>
      <text:p text:style-name="P14"><text:span text:style-name="T170">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30">Също така те се характеризират с относително бърза реакция </text:span><text:span text:style-name="T127">на въздействията</text:span><text:span text:style-name="T130">.</text:span></text:p>
      <text:p text:style-name="P9"><text:span text:style-name="T129">Допълнително предимство е фактът, че </text:span><text:span text:style-name="T128">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29">(</text:span><text:span text:style-name="T142">РЕФ</text:span><text:span text:style-name="T129">)</text:span><text:span text:style-name="T128">.</text:span></text:p>
      <text:p text:style-name="Thesis_5f_body"><text:span text:style-name="T129">Специфичните р</text:span><text:span text:style-name="T167">еакции на макрозообентосните видове на различни типове натиск са добре познати и описани при много зообентосни видове </text:span><text:span text:style-name="T141">(РЕФ?)</text:span><text:span text:style-name="T127">. Б</text:span><text:span text:style-name="T130">лагодарение на </text:span><text:span text:style-name="T127">тези характеристики се</text:span><text:span text:style-name="T130"> наблюдава </text:span><text:span text:style-name="T127">спектър от </text:span><text:span text:style-name="T129">разпознаваеми </text:span><text:span text:style-name="T127">промени в състава и структурата на съобществата, изложени на въздействие. </text:span><text:span text:style-name="T131">Такъв е например </text:span><text:span text:style-name="T157">моделът на вторичната сукцесия (още известен като модел </text:span><text:span text:style-name="T160">S</text:span><text:span text:style-name="T131">AB, </text:span><text:span text:style-name="T132">species richness-abundance-biomass</text:span><text:span text:style-name="T157">) в развитието на съобществата, подложени на натиск, формулиран от </text:span><text:span text:style-name="T158">Pe</text:span>arson<text:span text:style-name="T145"> и </text:span>Rosenberg<text:span text:style-name="T145">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5">(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5"> (</text:span><text:span text:style-name="T145"><text:sequence-ref text:reference-format="category-and-value" text:ref-name="refФиг.0">Фиг. 1</text:sequence-ref></text:span><text:span text:style-name="T145">).</text:span></text:p>
      <text:p text:style-name="P11"><draw:frame draw:style-name="fr1" draw:name="Frame2" text:anchor-type="char" svg:y="0.243cm" svg:width="15.099cm" svg:height="14.337cm" draw:z-index="4"><draw:text-box><text:p text:style-name="P18"><draw:frame draw:style-name="fr4" draw:name="Image2" text:anchor-type="as-char" svg:width="13.492cm" svg:height="11.587cm" draw:z-index="5"><draw:image xlink:href="Pictures/1000020100000284000001FB7BCD1F25F22F8E13.png" xlink:type="simple" xlink:show="embed" xlink:actuate="onLoad"/></draw:frame></text:p><text:p text:style-name="P18">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10"/>
      <text:p text:style-name="P12"><text:span text:style-name="T171">В първоначалното изследване описаният натиск е натоварване </text:span>с органична материя, <text:span text:style-name="T171">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13"><text:span text:style-name="T171">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171">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171">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72">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73">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174">накрая – </text:span>азоичен седимент.</text:p>
      <text:p text:style-name="Thesis_5f_body"><text:span text:style-name="T145">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5">(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5">.</text:span></text:p>
      <text:p text:style-name="P8"><text:span text:style-name="T156">Моделът </text:span><text:span text:style-name="T159">SAB</text:span><text:span text:style-name="T156">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73743386457332" text:continue-numbering="true" text:style-name="Thesis_5f_numbering">
        <text:list-item>
          <text:list>
            <text:list-item>
              <text:list>
                <text:list-item>
                  <text:p text:style-name="P26"><text:span text:style-name="T144">Морските з</text:span>ообентосни изследвания и опазването на околната среда <text:span text:style-name="T136">в контекста на</text:span> <text:span text:style-name="T140">европейското законодателство</text:span></text:p>
                </text:list-item>
              </text:list>
            </text:list-item>
          </text:list>
        </text:list-item>
      </text:list>
      <text:p text:style-name="P5"><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144">в морските екосистеми</text:span>.<text:bookmark-end text:name="__RefHeading__1817_970456079"/></text:p>
      <text:p text:style-name="P5"/>
      <text:list xml:id="list3839933538" text:style-name="L1">
        <text:list-item>
          <text:p text:style-name="P19"><text:bookmark-start text:name="__RefHeading__1819_970456079"/><text:span text:style-name="T33">Директива за </text:span><text:span text:style-name="T61">местообитанията</text:span><text:span text:style-name="T33"> </text:span><text:span text:style-name="T40">(Д</text:span><text:span text:style-name="T61">М</text:span><text:span text:style-name="T40">)</text:span><text:span text:style-name="T33"> </text:span><text:span text:style-name="T34">(</text:span><text:span text:style-name="T68">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68">(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5"><text:bookmark-start text:name="__RefHeading__1821_970456079"/><text:span text:style-name="T64">Директивата </text:span><text:span text:style-name="T67">92/43/EEC</text:span><text:span text:style-name="T64">, известна още като Директива за </text:span><text:span text:style-name="T65">местообитанията</text:span><text:span text:style-name="T6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65">местообитанията</text:span><text:span text:style-name="T64"> и видовете, които заслужават особена защита („</text:span><text:span text:style-name="T66">местообитания</text:span><text:span text:style-name="T64"> от консервационен интерес”).</text:span><text:bookmark-end text:name="__RefHeading__1821_970456079"/></text:p>
      <text:p text:style-name="P5"><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69">Поради тази причина размерът на защитените райони зависи от биоразнообразието на региона.</text:span><text:bookmark-end text:name="__RefHeading__1823_970456079"/></text:p>
      <text:p text:style-name="P7">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2">В българския сектор на Черно море <text:span text:style-name="T168">е актуализиран списъкът на местообитанията..</text:span></text:p>
      <text:p text:style-name="P3">местни подтипове на всички... - особено 1110!</text:p>
      <text:p text:style-name="P5"/>
      <text:list xml:id="list10769471" text:style-name="L2">
        <text:list-item>
          <text:p text:style-name="P20"><text:bookmark-start text:name="__RefHeading__1825_970456079"/><text:span text:style-name="T33">Рамкова </text:span><text:span text:style-name="T62">д</text:span><text:span text:style-name="T33">иректива за </text:span><text:span text:style-name="T62">в</text:span><text:span text:style-name="T33">одите </text:span><text:span text:style-name="T40">(РДВ)</text:span><text:span text:style-name="T33"> </text:span><text:span text:style-name="T1">(2000/60/</text:span><text:span text:style-name="T33">EC</text:span><text:span text:style-name="T1">)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5"><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15">които </text:span>включ<text:span text:style-name="T115">ват </text:span>и крайбрежната <text:span text:style-name="T115">морска </text:span>зона). Държавите членки <text:span text:style-name="T135">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16">о</text:span>то екологично състояние.<text:bookmark-end text:name="__RefHeading__1827_970456079"/></text:p>
      <text:p text:style-name="P5"><text:bookmark-start text:name="__RefHeading__1829_970456079"/><text:span text:style-name="T3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text:span><text:bookmark-end text:name="__RefHeading__1829_970456079"/></text:p>
      <text:p text:style-name="P5"><text:bookmark-start text:name="__RefHeading__1831_970456079"/><text:span text:style-name="T41">Концепцията за „референтни условия“ се въвежда за пръв път с РДВ в европейското законодателство. Целта й е да </text:span><text:span text:style-name="T42">установи</text:span><text:span text:style-name="T41"> общ стандарт за качеството на естествените водни тела </text:span><text:span text:style-name="T42">(до този момент </text:span><text:span text:style-name="T41">европейската политика за качеството на водите е насочена </text:span><text:span text:style-name="T42">предимно </text:span><text:span text:style-name="T41">към регулирането на специфични замърсители</text:span><text:span text:style-name="T42">) </text:span><text:span text:style-name="T48">и по този начин</text:span><text:span text:style-name="T47"> </text:span><text:span text:style-name="T48">да улесни сравнението на качеството между държавите членки на ЕС</text:span><text:span text:style-name="T41">. </text:span><text:span text:style-name="T43">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44">Добро състояние</text:span><text:span text:style-name="T43">“ </text:span><text:span text:style-name="T44">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45">Този подход </text:span><text:span text:style-name="T46">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34">.</text:span><text:bookmark-end text:name="__RefHeading__1831_970456079"/></text:p>
      <text:p text:style-name="P5"><text:bookmark-start text:name="__RefHeading__1833_970456079"/><text:span text:style-name="T134">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4">(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4">.</text:span><text:bookmark-end text:name="__RefHeading__1833_970456079"/></text:p>
      <text:p text:style-name="P5"><text:bookmark-start text:name="__RefHeading__1835_970456079"/><text:span text:style-name="T33">Макробезгръбначните са един от биологичните елементи за качество на </text:span><text:span text:style-name="T59">РДВ</text:span><text:span text:style-name="T33">, като критериите за качество са </text:span><text:span text:style-name="T37">съставът</text:span><text:span text:style-name="T33">, разнообразието и числеността на фауната. За целите на </text:span><text:span text:style-name="T59">РДВ</text:span><text:span text:style-name="T33"> са разработени и интеркалибрирани много бентосни индекси </text:span><text:span text:style-name="T52">за оценка на тяхното състояние</text:span><text:span text:style-name="T33">,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47">др</text:span><text:span text:style-name="T3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63">Тези индекси са разгледани по-подробно в т. </text:span><text:span text:style-name="T163"><text:bookmark-ref text:reference-format="number" text:ref-name="__RefHeading__8928_970456079">Error: Reference source not found</text:bookmark-ref></text:span><text:span text:style-name="T163">.</text:span><text:bookmark-end text:name="__RefHeading__1835_970456079"/></text:p>
      <text:p text:style-name="P5"><text:bookmark-start text:name="__RefHeading__1837_970456079"/><text:span text:style-name="T50">РДВ се основава на концепцията за стабилни екосистеми, които се развиват и реагират на въздействие по предвидим начин: </text:span><text:span text:style-name="T49">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49">(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49">. </text:span><text:span text:style-name="T51">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58">екологични</text:span><text:span text:style-name="T51"> изследвания обаче разглеждат екосистемите като нестабилни, отворени</text:span><text:span text:style-name="T55">, с висока пространствена хетерогенност</text:span><text:span text:style-name="T51">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02">(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73">. </text:span><text:span text:style-name="T75">В резултат на влиянията те се променят по сложен, нелинеен начин </text:span><text:span text:style-name="T83">и</text:span><text:span text:style-name="T74"> </text:span><text:span text:style-name="T83">най-</text:span><text:span text:style-name="T75">често не могат да се върнат към първоначалното си състояние, ако/когато предишните условия бъдат възстановени. </text:span><text:span text:style-name="T72">Стабилността на една екосистема и съответно размерът на пертурбацията, която може </text:span><text:soft-page-break/><text:span text:style-name="T72">да я наруши, зависи от мащаба на изследване</text:span><text:span text:style-name="T85">. </text:span><text:span text:style-name="T75">Различни стабилни състояния (multiple stable states) </text:span><text:span text:style-name="T77">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76">.</text:span><text:span text:style-name="T73"> </text:span><text:span text:style-name="T78">Дефинираните според РДВ референтни условия </text:span><text:span text:style-name="T85">до известна степен </text:span><text:span text:style-name="T78">противоречат на динамичния характер на развитие на водните екосистеми. </text:span><text:span text:style-name="T79">Също така, повечето от </text:span><text:span text:style-name="T85">създадените</text:span><text:span text:style-name="T79"> за </text:span><text:span text:style-name="T85">целите на </text:span><text:span text:style-name="T79">РДВ биологични индекси се базират на </text:span><text:span text:style-name="T71">статична оценка на водните съобщества (моментни „снимки“ на състоянието) и не взимат предвид </text:span><text:span text:style-name="T70">идеята за континуум на структурата на съобществата в екологичните градиенти</text:span><text:span text:style-name="T80">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80">(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80">. Липсата на функционални критерии в тези индекси е основн</text:span><text:span text:style-name="T81">а</text:span><text:span text:style-name="T80"> критик</text:span><text:span text:style-name="T81">а </text:span><text:span text:style-name="T82">на прилагането на РДВ; затова </text:span><text:span text:style-name="T84">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4">(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4">.</text:span><text:bookmark-end text:name="__RefHeading__1837_970456079"/></text:p>
      <text:p text:style-name="P5"/>
      <text:list xml:id="list330220506" text:style-name="L3">
        <text:list-item>
          <text:p text:style-name="P21"><text:bookmark-start text:name="__RefHeading__1839_970456079"/><text:span text:style-name="T33">Рамкова </text:span><text:span text:style-name="T63">д</text:span><text:span text:style-name="T33">иректива за </text:span><text:span text:style-name="T63">м</text:span><text:span text:style-name="T33">орска </text:span><text:span text:style-name="T63">с</text:span><text:span text:style-name="T33">тратегия </text:span><text:span text:style-name="T40">(РДМС)</text:span><text:span text:style-name="T33"> </text:span><text:span text:style-name="T35">(</text:span><text:span text:style-name="T2">2008/56/</text:span><text:span text:style-name="T35">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35">(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5"><text:bookmark-start text:name="__RefHeading__1841_970456079"/><text:span text:style-name="T33">Директивата </text:span><text:span text:style-name="T1">2008/56/</text:span><text:span text:style-name="T26">EC</text:span><text:span text:style-name="T33">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5"><text:bookmark-start text:name="__RefHeading__1843_970456079"/><text:span text:style-name="T54">Взимайки предвид наученото при прилагането на РДВ, както и критиките към нея, </text:span><text:span text:style-name="T53">РДМС разглежда </text:span><text:span text:style-name="T54">морските </text:span><text:span text:style-name="T53">екосистеми </text:span><text:span text:style-name="T54">в тяхната цялост, </text:span><text:span text:style-name="T56">прилагайки т. нар. „екосистемен подход“.</text:span><text:span text:style-name="T5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54">. </text:span><text:span text:style-name="T3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5"><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208847673" text:style-name="L4">
        <text:list-item>
          <text:list>
            <text:list-item>
              <text:p text:style-name="P23"><text:bookmark-start text:name="__RefHeading__1847_970456079"/>Д<text:span text:style-name="T138">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3"><text:bookmark-start text:name="__RefHeading__1849_970456079"/>Д<text:span text:style-name="T138">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3"><text:bookmark-start text:name="__RefHeading__1851_970456079"/>Д<text:span text:style-name="T138">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3"><text:bookmark-start text:name="__RefHeading__1853_970456079"/>Д<text:span text:style-name="T138">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5"/>
      <text:p text:style-name="P5"><text:bookmark-start text:name="__RefHeading__1855_970456079"/><text:span text:style-name="T59">РДВ </text:span><text:span text:style-name="T33">и </text:span><text:span text:style-name="T59">РДМС </text:span><text:span text:style-name="T33">се заст</text:span><text:span text:style-name="T36">ъпват</text:span><text:span text:style-name="T3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33">цел - </text:span><text:span text:style-name="T59">РДМС</text:span><text:span text:style-name="T33"> се фокусира върху постигането на добро състояние (</text:span><text:span text:style-name="T26">Good</text:span><text:span text:style-name="T33"> </text:span><text:span text:style-name="T26">Environmental</text:span><text:span text:style-name="T33"> </text:span><text:span text:style-name="T26">Status</text:span><text:span text:style-name="T33">) на морските води, а </text:span><text:span text:style-name="T59">РДВ</text:span><text:span text:style-name="T33"> – добро екологично и химично състояние (</text:span><text:span text:style-name="T26">Good</text:span><text:span text:style-name="T33"> </text:span><text:span text:style-name="T26">Ecological</text:span><text:span text:style-name="T33"> </text:span><text:span text:style-name="T26">and</text:span><text:span text:style-name="T33"> </text:span><text:span text:style-name="T26">Chemical</text:span><text:span text:style-name="T33"> </text:span><text:span text:style-name="T26">Status</text:span><text:span text:style-name="T33">).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33">някои аспекти</text:span><office:annotation-end office:name="__Fieldmark__14515_119404090"/><text:span text:style-name="T33"> на екологичното и хидроморфологичното качество.</text:span><text:bookmark-end text:name="__RefHeading__1855_970456079"/></text:p>
      <text:p text:style-name="P5"><text:bookmark-start text:name="__RefHeading__1857_970456079"/>Основната разлика между директивите е по-широкият обхват на доброто състояние по <text:span text:style-name="T164">РДМС</text:span> - включва <text:span text:style-name="T164">п</text:span>о-голям набор от елементи на биоразнообразието и натиски за крайбрежните води, които <text:span text:style-name="T164">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4">РДМС</text:span> изисква достигането на добро състояние на <text:span text:style-name="T117">нивото на </text:span>морски региони или подрегиони, докато <text:span text:style-name="T164">РДВ</text:span> оценява състоянието на <text:span text:style-name="T117">нивото на </text:span>отделните водни тела в крайбрежната зона.<text:bookmark-end text:name="__RefHeading__1857_970456079"/></text:p>
      <text:p text:style-name="P5"><text:bookmark-start text:name="__RefHeading__1859_970456079"/><text:span text:style-name="T33">Подходите на двете директиви към опазването на морската среда също са различни. </text:span><text:span text:style-name="T59">РДВ</text:span><text:span text:style-name="T33">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33">елемент</text:span><office:annotation-end office:name="__Fieldmark__14522_119404090"/><text:span text:style-name="T33">. </text:span><text:span text:style-name="T59">РДМС</text:span><text:span text:style-name="T33">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33">състояние</text:span><office:annotation-end office:name="__Fieldmark__14527_119404090"/><text:span text:style-name="T33">.</text:span><text:bookmark-end text:name="__RefHeading__1859_970456079"/></text:p>
      <text:p text:style-name="P5"><text:bookmark-start text:name="__RefHeading__1861_970456079"/>В крайбрежните води, където двете директиви се застъпват, <text:span text:style-name="T164">РДМС</text:span> предвижда прилагането само на тези аспекти от доброто състояние, които не се покриват от <text:span text:style-name="T164">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64">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64">Х</text:span> може да бъде включен като една от целите на <text:span text:style-name="T164">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5"><text:bookmark-start text:name="__RefHeading__1863_970456079"/><text:span text:style-name="T33">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20">Good</text:span><text:span text:style-name="T33"> </text:span><text:span text:style-name="T20">Ecological</text:span><text:span text:style-name="T33"> </text:span><text:span text:style-name="T26">Status</text:span><text:span text:style-name="T33">, </text:span><text:span text:style-name="T26">Favourable</text:span><text:span text:style-name="T33"> </text:span><text:span text:style-name="T26">Conservation</text:span><text:span text:style-name="T33"> </text:span><text:span text:style-name="T26">Status</text:span><text:span text:style-name="T33">, </text:span><text:span text:style-name="T26">Good</text:span><text:span text:style-name="T33"> </text:span><text:span text:style-name="T20">Environmental</text:span><text:span text:style-name="T33"> </text:span><text:span text:style-name="T20">Status</text:span><text:span text:style-name="T33">.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15"><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2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22">РДВ</text:span> има 5 класа за оценка на екологичното състояние (Good Ecological Status, GES). Д<text:span text:style-name="T122">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00"><text:sequence-ref text:reference-format="category-and-value" text:ref-name="refФиг.1">Фиг. 2</text:sequence-ref></text:span><text:span text:style-name="T100"> </text:span><text:span text:style-name="T33">представя примерното съответствие между класовете, използвани в </text:span><text:span text:style-name="T59">РДМС</text:span><text:span text:style-name="T33">, </text:span><text:span text:style-name="T59">РДВ</text:span><text:span text:style-name="T33"> и Д</text:span><text:span text:style-name="T59">Х</text:span><text:span text:style-name="T33">.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73743677389309" text:continue-list="list173743386457332" text:style-name="Thesis_5f_numbering">
        <text:list-item>
          <text:list>
            <text:list-item>
              <text:list>
                <text:list-item>
                  <text:p text:style-name="P26"><text:soft-page-break/><text:span text:style-name="T143">Б</text:span>иотични индекси, <text:span text:style-name="T143">базирани на макрозообентоса</text:span></text:p>
                </text:list-item>
              </text:list>
            </text:list-item>
          </text:list>
        </text:list-item>
      </text:list>
      <text:p text:style-name="Thesis_5f_body"><text:span text:style-name="T151">В</text:span><text:span text:style-name="T150">ъв връзка с целите на европейските директиви за качество на водите </text:span><text:span text:style-name="T15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150">. Въпреки че многомерните статистически методи отразяват изключително добре информацията </text:span><text:span text:style-name="T152">от първичните биологични и екологични изследвания</text:span><text:span text:style-name="T150">,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152">РДВ и РДМС</text:span><text:span text:style-name="T150">. В този смисъл индексите за оценка на екологичното състояние са по-полезни, </text:span><text:span text:style-name="T152">а също и по-разбираеми от широката публика</text:span><text:span text:style-name="T150">.</text:span></text:p>
      <text:p text:style-name="Thesis_5f_body"><text:span text:style-name="T150">В</text:span><text:span text:style-name="T145">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153">обща</text:span><text:span text:style-name="T145"> представа за това състояние. </text:span><text:span text:style-name="T153">М</text:span><text:span text:style-name="T145">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153">такъв е </text:span><text:span text:style-name="T145">напр</text:span><text:span text:style-name="T153">имер</text:span><text:span text:style-name="T145"> методът </text:span><text:span text:style-name="T158">Sediment</text:span><text:span text:style-name="T145"> </text:span><text:span text:style-name="T158">Profile</text:span><text:span text:style-name="T145"> </text:span><text:span text:style-name="T158">Imaging</text:span><text:span text:style-name="T145">, </text:span><text:span text:style-name="T153">при </text:span><text:span text:style-name="T145">който </text:span><text:span text:style-name="T153">се </text:span><text:span text:style-name="T145">опис</text:span><text:span text:style-name="T153">ват</text:span><text:span text:style-name="T145"> </text:span><text:span text:style-name="T153">и </text:span><text:span text:style-name="T145">различни структури на повърхността на седимента и в дълбочина, к</text:span><text:span text:style-name="T153">оито </text:span><text:span text:style-name="T145">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5">(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5">.</text:span></text:p>
      <text:p text:style-name="Thesis_5f_body"><text:span text:style-name="T145">Измерените параметри могат да се използват и комбинират по различни начини според способността си да илюстрират определено ниво на </text:span><text:span text:style-name="T146">въздействие</text:span><text:span text:style-name="T145">. </text:span>Примери<text:span text:style-name="T158"> </text:span>за<text:span text:style-name="T158"> </text:span>такива<text:span text:style-name="T158"> </text:span>индекси<text:span text:style-name="T158"> </text:span>са<text:span text:style-name="T158"> BCI (Benthic Condition Index), </text:span><text:span text:style-name="T161">BIEC</text:span><text:span text:style-name="T158">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Thesis_5f_body"><text:span text:style-name="T145">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154">та</text:span><text:span text:style-name="T145">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5">(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5">.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154">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Thesis_5f_body"><text:span text:style-name="T147">Базирайки се на гореописания модел на Pearson и Rosenberg са дефинирани </text:span><text:span text:style-name="T145">„екологични групи” </text:span><text:span text:style-name="T14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14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62">към замърсяване</text:span>. Тези групи служат за изчисляването на различни <text:span text:style-name="T162">биотични </text:span>индекси. <text:span text:style-name="T145"><text:sequence-ref text:reference-format="category-and-value" text:ref-name="refФиг.2">Фиг. 3</text:sequence-ref></text:span><text:span text:style-name="T145"> демонстрира изчисляването на </text:span><text:span text:style-name="T154">един такъв </text:span><text:span text:style-name="T145">биотич</text:span><text:span text:style-name="T154">е</text:span><text:span text:style-name="T145">н индекс — </text:span>AM<text:span text:style-name="T158">BI,</text:span><text:span text:style-name="T165"> </text:span><text:span text:style-name="T166">както </text:span><text:span text:style-name="T145">и съответствието на стойностите му с класовете за качество на </text:span><text:span text:style-name="T154">РДВ</text:span><text:span text:style-name="T145">.</text:span></text:p>
      <text:p text:style-name="Thesis_5f_body"><draw:frame draw:style-name="fr3" draw:name="Frame5" text:anchor-type="paragraph" svg:width="16.002cm" draw:z-index="2"><draw:text-box fo:min-height="11.83cm"><text:p text:style-name="P17"><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64">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Thesis_5f_body"><text:span text:style-name="T155">Разработването и прилагането на биотичните</text:span><text:span text:style-name="T145"> индекси зависят от познаването в детайли на екологията на видовете. Една от </text:span><text:span text:style-name="T148">основните </text:span><text:span text:style-name="T145">критики към тях е субективността им, </text:span><text:span text:style-name="T148">особено при класифицирането на видовете в екологични групи по чувствителност (</text:span><text:span text:style-name="T149">REF?</text:span><text:span text:style-name="T148">)</text:span><text:span text:style-name="T145">. </text:span><text:span text:style-name="T155">Индексите</text:span><text:span text:style-name="T145"> са основно разработени за съобществата на мекото дъно, </text:span><text:span text:style-name="T155">тъй като те традиционно се използват за биондикация,</text:span><text:span text:style-name="T145"> и поне в началото – по отношение на обогатяването с органична материя като основ</text:span><text:span text:style-name="T148">е</text:span><text:span text:style-name="T145">н </text:span><text:span text:style-name="T148">натиск</text:span><text:span text:style-name="T145">. Впоследствие обаче те са изпробвани в различни </text:span><text:span text:style-name="T155">местообитания</text:span><text:span text:style-name="T145"> и за различни типове влияние, за да се потвърди валидността им и да се съгласуват класификациите на състоянието, </text:span><text:span text:style-name="T148">определени</text:span><text:span text:style-name="T145"> </text:span><text:span text:style-name="T148">по</text:span><text:span text:style-name="T145"> различни индекс</text:span><text:span text:style-name="T148">и</text:span><text:span text:style-name="T145">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5">(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5">. Повечето приети </text:span><text:span text:style-name="T148">и интеркалибрирани </text:span><text:span text:style-name="T145">в Европа индекси включват някаква мярка за видово богатство, численост, разнообразие и функциониране на екосистемата – или чрез </text:span><text:span text:style-name="T155">оценка</text:span><text:span text:style-name="T145">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text:span><text:soft-page-break/><text:span text:style-name="T145">на 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33">В резултат на интеркалибрацията на методите за оценка на средата по смисъла на </text:span><text:span text:style-name="T59">РДВ</text:span><text:span text:style-name="T33">, проведена между България и Румъния, е взето решението за елемента за качество макрозообентос да се използва многомерния индекс </text:span><text:span text:style-name="T26">M</text:span><text:span text:style-name="T1">-</text:span><text:span text:style-name="T26">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33">. </text:span><office:annotation office:name="__Fieldmark__14709_119404090"><dc:creator>K </dc:creator><dc:date>2015-11-14T12:50:38</dc:date><text:p>вярно ли е? последно пак е в група 1..</text:p></office:annotation><text:span text:style-name="T69">Адаптирането на индекса за условията на Черно море включва преместването на полихетата </text:span><text:span text:style-name="T31">Aricidea</text:span><text:span text:style-name="T17"> </text:span><text:span text:style-name="T31">claudiae</text:span><text:span text:style-name="T18"> </text:span><text:span text:style-name="T69">от група </text:span><text:span text:style-name="T25">I</text:span><text:span text:style-name="T18"> </text:span><text:span text:style-name="T69">(много чувствителни видове) в група </text:span><text:span text:style-name="T25">III</text:span><text:span text:style-name="T18"> </text:span><text:span text:style-name="T69">(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8"> (</text:span><text:span text:style-name="T92">Todorova</text:span><text:span text:style-name="T89"> </text:span><text:span text:style-name="T92">et</text:span><text:span text:style-name="T89"> </text:span><text:span text:style-name="T92">al</text:span><text:span text:style-name="T89">., 2008</text:span><text:span text:style-name="T18">)</text:span><office:annotation-end office:name="__Fieldmark__14709_119404090"/><text:span text:style-name="T33">.</text:span></text:p>
      <text:p text:style-name="Thesis_5f_body"><text:bookmark-start text:name="__RefHeading__1869_970456079"/><text:span text:style-name="T3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38">тъй като са с предимно качествен характер и насочени към определени таксономични групи</text:span><text:span text:style-name="T33">. Затова, референтните стойности се определят на базата на данни от зони, които са възможно най-малко повлияни от човешките дейности </text:span><text:span text:style-name="T60">и се намират </text:span><text:span text:style-name="T33">най-малко в добро състояние </text:span><text:span text:style-name="T91">(REF)</text:span><text:span text:style-name="T33">.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69">таблица … </text:span><office:annotation-end office:name="__Fieldmark__14717_119404090"/><text:span text:style-name="T33">.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01">ref – intercalibration 2015</text:span><text:span text:style-name="T33">). </text:span><text:span text:style-name="T69">Новите гранични стойности по-добре отразяват …</text:span><text:bookmark-end text:name="__RefHeading__1869_970456079"/></text:p>
      <text:p text:style-name="Thesis_5f_body"><text:bookmark-start text:name="__RefHeading__1871_970456079"/><text:span text:style-name="T39">Така определените г</text:span><text:span text:style-name="T33">раници </text:span><text:span text:style-name="T39">за отлично</text:span><text:span text:style-name="T33">-добро и добро-умерено състояние при интеркалибрацията с</text:span><text:span text:style-name="T39">е</text:span><text:span text:style-name="T33"> баз</text:span><text:span text:style-name="T39">ират</text:span><text:span text:style-name="T33"> на данни за зоната на </text:span><text:span text:style-name="T69">дълбочина </text:span><text:span text:style-name="T18">&gt;</text:span><text:span text:style-name="T69">20 </text:span><text:span text:style-name="T86">m</text:span><text:span text:style-name="T69">;</text:span><text:span text:style-name="T33"> за крайбрежната </text:span><text:span text:style-name="T1">плитка зона (</text:span><text:span text:style-name="T18">&lt;20 </text:span><text:span text:style-name="T86">m</text:span><text:span text:style-name="T18"> и особено &lt;10 </text:span><text:span text:style-name="T86">m</text:span><text:span text:style-name="T1">), където биоразнообразието обикновено е по-ниско и често се наблюдава силно доминиране на няколко вида в съобществата </text:span><text:span text:style-name="T88">(Маринов 1990??)</text:span><text:span text:style-name="T1">, тези граници все още не са определени и оценката на качеството чрез индексите трябва да се прилага предпазливо</text:span><text:span text:style-name="T33">.</text:span><text:bookmark-end text:name="__RefHeading__1871_970456079"/></text:p>
      <text:p text:style-name="Thesis_5f_body"><text:bookmark-start text:name="__RefHeading__1873_970456079"/><text:span text:style-name="T33">При изготвянето на първоначалната оценка на морската среда за целите на </text:span><text:span text:style-name="T59">РДМС</text:span><text:span text:style-name="T3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 (</text:span><text:span text:style-name="T88">ref - </text:span><text:span text:style-name="T93">първоначален доклад морска директива... </text:span><text:span text:style-name="T1">)</text:span><text:span text:style-name="T33">:</text:span><text:bookmark-end text:name="__RefHeading__1873_970456079"/></text:p>
      <text:list xml:id="list2724227039" text:style-name="L5">
        <text:list-item>
          <text:p text:style-name="P22"><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22"><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22"><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22"><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text:soft-page-break/>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16"><text:span text:style-name="T1">Повечето от тези параметри до една или друга степен вече се измерват и използват както във връзка с </text:span><text:span text:style-name="T10">РДВ</text:span><text:span text:style-name="T1">, така и в </text:span><text:span text:style-name="T11">различни </text:span><text:span text:style-name="T1">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73742704736767" text:continue-list="list173743677389309" text:style-name="Thesis_5f_numbering">
        <text:list-item>
          <text:list>
            <text:list-item>
              <text:p text:style-name="P24">Зообентосни изследвания в <text:span text:style-name="T120">българския сектор на </text:span>Черно море — <text:span text:style-name="T137">исторически план</text:span></text:p>
            </text:list-item>
          </text:list>
        </text:list-item>
      </text:list>
      <text:p text:style-name="P6"><text:bookmark-start text:name="__RefHeading__1889_970456079"/><text:span text:style-name="T104">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4">(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4">.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4">(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4">,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04">продължава и задълбочава проучванията върху фаунистичния състав на зообентоса.</text:span><text:bookmark-end text:name="__RefHeading__1889_970456079"/></text:p>
      <text:p text:style-name="Thesis_5f_body"><text:bookmark-start text:name="__RefHeading__1891_970456079"/><text:span text:style-name="T3">К</text:span><text:span text:style-name="T1">ачеств</text:span><text:span text:style-name="T12">е</text:span><text:span text:style-name="T1">ния</text:span><text:span text:style-name="T3">т</text:span><text:span text:style-name="T1"> и количествен състав на </text:span><text:span text:style-name="T3">различни </text:span><text:span text:style-name="T1">зообентос</text:span><text:span text:style-name="T3">ни групи</text:span><text:span text:style-name="T1"> пред българския бряг са изуч</text:span><text:span text:style-name="T3">ени систематично през </text:span><text:span text:style-name="T4">следващите</text:span><text:span text:style-name="T3"> години. </text:span><text:span text:style-name="T7">И</text:span><text:span text:style-name="T3">зследвани </text:span><text:span text:style-name="T7">с</text:span><text:span text:style-name="T3">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02">(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05">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02">(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05">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02">(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06">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2">(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6">. Зообентосът представлява интерес и като </text:span><text:span text:style-name="T1">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2">(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text:span><text:bookmark-end text:name="__RefHeading__1891_970456079"/></text:p>
      <text:p text:style-name="Thesis_5f_body"><text:bookmark-start text:name="__RefHeading__1893_970456079"/><text:span text:style-name="T1">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2">(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2">(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text:span><text:bookmark-end text:name="__RefHeading__1893_970456079"/></text:p>
      <text:p text:style-name="Thesis_5f_body"><text:bookmark-start text:name="__RefHeading__1895_970456079"/><text:span text:style-name="T19">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3">(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3"> </text:span><text:span text:style-name="T124">общият брой зообентосни видове </text:span><text:span text:style-name="T126">в Черно море </text:span><text:span text:style-name="T124">(едноклетъчни и многоклетъчни) е 1370 и включва </text:span><text:span text:style-name="T125">т</text:span><text:span text:style-name="T124">аксономични</text:span><text:span text:style-name="T125">те</text:span><text:span text:style-name="T124"> групи Protozoa, Porifera, Coelenterata, Platyhelminthes, Nemathelminthes, Nemertini, Annelida, Arthropoda, Mollusca, Tentaculata, Echinodermata, Chordata. </text:span><text:span text:style-name="T107">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7">(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7">.</text:span><text:bookmark-end text:name="__RefHeading__1895_970456079"/></text:p>
      <text:p text:style-name="Thesis_5f_body"><text:bookmark-start text:name="__RefHeading__1897_970456079"/><text:span text:style-name="T108">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02">(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09">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10">-2</text:span><text:span text:style-name="T109">, а средната биомаса – 347 g.m</text:span><text:span text:style-name="T110">-2</text:span><text:span text:style-name="T112">. </text:span><text:span text:style-name="T113">В</text:span><text:span text:style-name="T111"> количествената структура доминанти по численост са полихетите, а по биомаса – мекотелите</text:span><text:span text:style-name="T109">.</text:span><text:bookmark-end text:name="__RefHeading__1897_970456079"/></text:p>
      <text:p text:style-name="Thesis_5f_body"><text:bookmark-start text:name="__RefHeading__1899_970456079"/><text:soft-page-break/><text:span text:style-name="T6">Отделени са с</text:span><text:span text:style-name="T1">ледните биоценози на мекото дъно до 20 </text:span><text:span text:style-name="T20">m</text:span><text:span text:style-name="T1">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2">(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3">.</text:span><text:bookmark-end text:name="__RefHeading__1899_970456079"/></text:p>
      <text:p text:style-name="Thesis_5f_body"/>
      <text:p text:style-name="P1"><text:bookmark-start text:name="__RefHeading__1901_970456079"/><text:span text:style-name="T120">И</text:span>нфралиторална пясъчна зона<text:bookmark-end text:name="__RefHeading__1901_970456079"/></text:p>
      <text:p text:style-name="Thesis_5f_body"><text:span text:style-name="T1">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21">Nephtys</text:span><text:span text:style-name="T15"> </text:span><text:span text:style-name="T21">cirrosa</text:span><text:span text:style-name="T15">, </text:span><text:span text:style-name="T21">Glycera</text:span><text:span text:style-name="T15"> </text:span><text:span text:style-name="T21">tridactyla</text:span><text:span text:style-name="T15">, </text:span><text:span text:style-name="T21">Prionospio</text:span><text:span text:style-name="T15"> </text:span><text:span text:style-name="T21">cirrifera</text:span><office:annotation-end office:name="__Fieldmark__14187_119404090"/><text:span text:style-name="T1">), ракообразните (</text:span><text:span text:style-name="T21">Diogenes</text:span><text:span text:style-name="T15"> </text:span><text:span text:style-name="T21">pugilator</text:span><text:span text:style-name="T15">, </text:span><text:span text:style-name="T21">Ampelisca</text:span><text:span text:style-name="T15"> </text:span><text:span text:style-name="T21">diadema</text:span><text:span text:style-name="T15">, </text:span><text:span text:style-name="T21">Amphibalanus</text:span><text:span text:style-name="T15"> </text:span><text:span text:style-name="T21">improvisus</text:span><text:span text:style-name="T1">), мекотелите (</text:span><text:span text:style-name="T21">Chamelea</text:span><text:span text:style-name="T15"> </text:span><text:span text:style-name="T21">gallina</text:span><text:span text:style-name="T15">, </text:span><text:span text:style-name="T21">Lucinella</text:span><text:span text:style-name="T15"> </text:span><text:span text:style-name="T21">divaricata</text:span><text:span text:style-name="T15">, </text:span><text:span text:style-name="T29">Abra</text:span><text:span text:style-name="T15"> </text:span><text:span text:style-name="T29">prismatica</text:span><text:span text:style-name="T15">, </text:span><text:span text:style-name="T21">Nassarius</text:span><text:span text:style-name="T15"> </text:span><text:span text:style-name="T21">reticulatus</text:span><text:span text:style-name="T1">). Някои от видовете са типични за пясъчното дъно, а други се срещат и в тинестото дъно (напр. </text:span><text:span text:style-name="T21">Melinna</text:span><text:span text:style-name="T15"> </text:span><text:span text:style-name="T21">palmata</text:span><text:span text:style-name="T1">).</text:span></text:p>
      <text:p text:style-name="Thesis_5f_body"><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Thesis_5f_body"><text:bookmark-start text:name="__RefHeading__1909_970456079"/><text:span text:style-name="T8">Г</text:span><text:span text:style-name="T1">рупировка</text:span><text:span text:style-name="T8">та</text:span><text:span text:style-name="T1"> на чистия пясък </text:span><text:span text:style-name="T8">се развива в</text:span><text:span text:style-name="T1"> чист</text:span><text:span text:style-name="T8">и</text:span><text:span text:style-name="T1">, дребнозърнест</text:span><text:span text:style-name="T8">и</text:span><text:span text:style-name="T1"> кварцов</text:span><text:span text:style-name="T8">и</text:span><text:span text:style-name="T1"> пясъ</text:span><text:span text:style-name="T8">ци</text:span><text:span text:style-name="T1">; достига до дълбочина 17 </text:span><text:span text:style-name="T26">m</text:span><text:span text:style-name="T1">. Доминиращи по плътност видове </text:span><text:span text:style-name="T8">са </text:span><text:span text:style-name="T21">Micronephthys</text:span><text:span text:style-name="T15"> </text:span><text:span text:style-name="T21">stammeri</text:span><text:span text:style-name="T15">, </text:span><text:span text:style-name="T21">Eteonides</text:span><text:span text:style-name="T15"> </text:span><text:span text:style-name="T21">coineaui</text:span><text:span text:style-name="T1">.</text:span><text:bookmark-end text:name="__RefHeading__1909_970456079"/></text:p>
      <text:p text:style-name="Thesis_5f_body"><text:bookmark-start text:name="__RefHeading__1911_970456079"/><text:span text:style-name="T8">Г</text:span><text:span text:style-name="T1">рупировка</text:span><text:span text:style-name="T8">та</text:span><text:span text:style-name="T1"> </text:span><text:span text:style-name="T21">Aonides</text:span><text:span text:style-name="T15"> </text:span><text:span text:style-name="T24">spp.</text:span><text:span text:style-name="T21"> —</text:span><text:span text:style-name="T94"> </text:span><text:a xlink:type="simple" xlink:href="http://www.marinespecies.org/aphia.php?p=taxdetails&amp;id=506025" text:style-name="Internet_20_link" text:visited-style-name="Visited_20_Internet_20_Link"><text:span text:style-name="Internet_20_link"><text:span text:style-name="T95">Gibbomodiola adriatica</text:span></text:span></text:a><text:span text:style-name="T94"> </text:span><text:span text:style-name="T21">—</text:span><text:span text:style-name="T15"> </text:span><text:span text:style-name="T21">Gouldia</text:span><text:span text:style-name="T15"> </text:span><text:span text:style-name="T21">minima</text:span><text:span text:style-name="T1"> </text:span><text:span text:style-name="T8">се развива върху </text:span><text:span text:style-name="T1"><text:s/>субстрат от пясък, примесен с черупки и фрагменти от черупки на миди и други мекотели; до 25</text:span><text:span text:style-name="T20">m</text:span><text:span text:style-name="T1">. Най-многобройни са полихетите (</text:span><text:span text:style-name="T21">Prionospio</text:span><text:span text:style-name="T15"> </text:span><text:span text:style-name="T21">cirrifera</text:span><text:span text:style-name="T15">, </text:span><text:span text:style-name="T21">Aonides</text:span><text:span text:style-name="T15"> </text:span><text:span text:style-name="T24">spp.</text:span><text:span text:style-name="T1">), следвани от ракообразните и мекотелите.</text:span><text:bookmark-end text:name="__RefHeading__1911_970456079"/></text:p>
      <text:p text:style-name="Thesis_5f_body"><text:bookmark-start text:name="__RefHeading__1913_970456079"/><text:span text:style-name="T27">П</text:span><text:span text:style-name="T26">олета</text:span><text:span text:style-name="T27">та</text:span><text:span text:style-name="T26"> от морски треви </text:span><text:span text:style-name="T27">представляват отделен тип местообитание </text:span><text:span text:style-name="T28">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26"><text:s/></text:span><text:span text:style-name="T28">е една от задачите на тази дисертация. В</text:span><text:span text:style-name="T1"> Черно море се срещат основно два вида морски треви – </text:span><text:span text:style-name="T21">Zostera</text:span><text:span text:style-name="T15"> </text:span><text:span text:style-name="T21">marina</text:span><text:span text:style-name="T1"> и </text:span><text:span text:style-name="T21">Zostera</text:span><text:span text:style-name="T15"> </text:span><text:span text:style-name="T21">nolt</text:span><text:span text:style-name="T23">e</text:span><text:span text:style-name="T21">i</text:span><text:span text:style-name="T1">. </text:span><text:span text:style-name="T13">Наличните д</text:span><text:span text:style-name="T1">анни за зообентоса в зостерните полета са главно качествени. Видовият състав на асоциираната </text:span><text:span text:style-name="T13">с тревите </text:span><text:span text:style-name="T1">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 </text:span><text:span text:style-name="T13">Видовото б</text:span><text:span text:style-name="T1">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21">Hydrobia</text:span><text:span text:style-name="T15"> </text:span><text:span text:style-name="T32">spp.</text:span><text:span text:style-name="T15">, </text:span><text:span text:style-name="T21">Rissoa</text:span><text:span text:style-name="T15"> </text:span><text:span text:style-name="T24">spp.</text:span><text:span text:style-name="T15">, </text:span><text:span text:style-name="T21">Nassarius</text:span><text:span text:style-name="T15"> </text:span><text:span text:style-name="T24">spp.</text:span><text:span text:style-name="T15">, </text:span><text:span text:style-name="T21">Bittium</text:span><text:span text:style-name="T15"> </text:span><text:span text:style-name="T24">spp.</text:span><text:span text:style-name="T15">)</text:span><text:span text:style-name="T1">; голям брой полихети в седиментите (</text:span><text:span text:style-name="T21">Arenicola</text:span><text:span text:style-name="T15"> </text:span><text:span text:style-name="T21">marina</text:span><text:span text:style-name="T15">, </text:span><text:span text:style-name="T21">Hediste</text:span><text:span text:style-name="T15"> </text:span><text:span text:style-name="T21">diversicolor</text:span><text:span text:style-name="T15">, </text:span><text:span text:style-name="T21">Perinereis</text:span><text:span text:style-name="T15"> </text:span><text:span text:style-name="T21">cultrifera</text:span><text:span text:style-name="T15">, </text:span><text:span text:style-name="T21">Polycirrus</text:span><text:span text:style-name="T15"> </text:span><text:span text:style-name="T24">spp.</text:span><text:span text:style-name="T15">, </text:span><text:span text:style-name="T21">Sthenelais</text:span><text:span text:style-name="T15"> </text:span><text:span text:style-name="T21">boa</text:span><text:span text:style-name="T15">, </text:span><text:span text:style-name="T21">Glycera</text:span><text:span text:style-name="T15"> </text:span><text:span text:style-name="T24">spp.</text:span><text:span text:style-name="T15">, </text:span><text:span text:style-name="T21">Nephtys</text:span><text:span text:style-name="T15"> </text:span><text:span text:style-name="T24">spp.</text:span><text:span text:style-name="T15">, </text:span><text:span text:style-name="T21">Lagis</text:span><text:span text:style-name="T15"> </text:span><text:span text:style-name="T21">koreni</text:span><text:span text:style-name="T1">), миди (</text:span><text:span text:style-name="T21">Cerastoderma</text:span><text:span text:style-name="T15"> </text:span><text:span text:style-name="T21">edule</text:span><text:span text:style-name="T15">, </text:span><text:span text:style-name="T21">C</text:span><text:span text:style-name="T15">. </text:span><text:span text:style-name="T21">glaucum</text:span><text:span text:style-name="T15">, </text:span><text:span text:style-name="T21">Abra</text:span><text:span text:style-name="T15"> </text:span><text:span text:style-name="T21">segmentum</text:span><text:span text:style-name="T15">, </text:span><text:span text:style-name="T21">Lentidium</text:span><text:span text:style-name="T15"> </text:span><text:span text:style-name="T21">mediterraneum</text:span><text:span text:style-name="T15">, </text:span><text:span text:style-name="T21">Chamelea</text:span><text:span text:style-name="T15"> </text:span><text:span text:style-name="T21">gallina</text:span><text:span text:style-name="T15">, </text:span><text:span text:style-name="T21">Gastrana</text:span><text:span text:style-name="T15"> </text:span><text:span text:style-name="T24">spp.</text:span><text:span text:style-name="T1">) и др. От мобилната фауна, амфиподите и мизидите са сред най-многобройните </text:span><text:span text:style-name="T13">гпупи</text:span><text:span text:style-name="T1">, </text:span><text:span text:style-name="T13">а </text:span><text:span text:style-name="T1">също и декаподите (</text:span><text:span text:style-name="T21">Upogebia</text:span><text:span text:style-name="T15"> </text:span><text:span text:style-name="T21">pusilla</text:span><text:span text:style-name="T15">, </text:span><text:span text:style-name="T21">Pestarella</text:span><text:span text:style-name="T15"> (Callianassa) </text:span><text:span text:style-name="T21">candida</text:span><text:span text:style-name="T15">, </text:span><text:span text:style-name="T21">Diogenes</text:span><text:span text:style-name="T15"> </text:span><text:span text:style-name="T21">pugilator</text:span><text:span text:style-name="T1">)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2">(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 </text:span><text:span text:style-name="T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87"> </text:span><text:span text:style-name="T99">доклад</text:span><text:span text:style-name="T1">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21">Loripes</text:span><text:span text:style-name="T15"> </text:span><text:span text:style-name="T21">lucinalis</text:span><text:span text:style-name="T15">, </text:span><text:span text:style-name="T21">Chamelea</text:span><text:span text:style-name="T15"> </text:span><text:span text:style-name="T21">gallina</text:span><text:span text:style-name="T15">, </text:span><text:span text:style-name="T21">Parvicardium</text:span><text:span text:style-name="T15"> </text:span><text:span text:style-name="T21">exiguum</text:span><text:span text:style-name="T15">, </text:span><text:span text:style-name="T21">Rissoa</text:span><text:span text:style-name="T15"> </text:span><text:span text:style-name="T21">venusta</text:span><text:span text:style-name="T15">, </text:span><text:span text:style-name="T21">Bittium</text:span><text:span text:style-name="T15"> </text:span><text:span text:style-name="T21">reticulatum</text:span><text:span text:style-name="T15">, </text:span><text:span text:style-name="T21">Dexamine</text:span><text:span text:style-name="T15"> </text:span><text:span text:style-name="T21">spinosa</text:span><text:span text:style-name="T15">, </text:span><text:span text:style-name="T21">Microdeutopus</text:span><text:span text:style-name="T15"> </text:span><text:span text:style-name="T21">gryllotalpa</text:span><text:span text:style-name="T15">, </text:span><text:span text:style-name="T21">Platynereis</text:span><text:span text:style-name="T15"> </text:span><text:span text:style-name="T21">dumerilii</text:span><text:span text:style-name="T15">.</text:span><text:bookmark-end text:name="__RefHeading__1913_970456079"/></text:p>
      <text:p text:style-name="Thesis_5f_body"/>
      <text:p text:style-name="P1"><text:bookmark-start text:name="__RefHeading__1915_970456079"/><text:span text:style-name="T121">К</text:span>райбрежна тиня<text:bookmark-end text:name="__RefHeading__1915_970456079"/></text:p>
      <text:p text:style-name="Thesis_5f_body"><text:bookmark-start text:name="__RefHeading__1917_970456079"/><text:soft-page-break/>Това е най-широката като пространствено разпределение биоценоза. С<text:span text:style-name="T114">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Thesis_5f_body"><text:bookmark-start text:name="__RefHeading__1919_970456079"/><text:span text:style-name="T9">Г</text:span><text:span text:style-name="T1">рупировка</text:span><text:span text:style-name="T9">та</text:span><text:span text:style-name="T1"> с преобладаване на </text:span><text:span text:style-name="T21">Melinna</text:span><text:span text:style-name="T15"> </text:span><text:span text:style-name="T21">palmata</text:span><text:span text:style-name="T1"> заема по-голямата част от биоценозата, на дълбочина 14-25</text:span><text:span text:style-name="T20">m</text:span><text:span text:style-name="T1">. Много по-бедна е на видове от пясъчните биоценози; характерно е увеличено присъствие на тинестолюбивите организми (</text:span><text:span text:style-name="T21">Melinna</text:span><text:span text:style-name="T15"> </text:span><text:span text:style-name="T21">palmata</text:span><text:span text:style-name="T15">, </text:span><text:span text:style-name="T21">Aricidea</text:span><text:span text:style-name="T15"> </text:span><text:span text:style-name="T21">claudiae</text:span><text:span text:style-name="T15">, </text:span><text:span text:style-name="T21">Upogebia</text:span><text:span text:style-name="T15"> </text:span><text:span text:style-name="T21">pusilla</text:span><text:span text:style-name="T1">).</text:span><text:bookmark-end text:name="__RefHeading__1919_970456079"/></text:p>
      <text:p text:style-name="Thesis_5f_body"><text:bookmark-start text:name="__RefHeading__1921_970456079"/><text:span text:style-name="T9">Г</text:span><text:span text:style-name="T1">рупировка с малко </text:span><text:span text:style-name="T21">M</text:span><text:span text:style-name="T29">elinna</text:span><text:span text:style-name="T15"> </text:span><text:span text:style-name="T21">palmata</text:span><text:span text:style-name="T1"> </text:span><text:span text:style-name="T9">е</text:span><text:span text:style-name="T1"> преходна към биоценозата на фазеолиновата тиня. Среща се на дълбочини 14-40</text:span><text:span text:style-name="T20">m</text:span><text:span text:style-name="T1">. Количествено </text:span><text:span text:style-name="T9">е </text:span><text:span text:style-name="T1">най-бедната; </text:span><text:span text:style-name="T9">п</text:span><text:span text:style-name="T1">реобладават полихетите (</text:span><text:span text:style-name="T21">N</text:span><text:span text:style-name="T29">ephtys</text:span><text:span text:style-name="T15"> </text:span><text:span text:style-name="T21">hombergii</text:span><text:span text:style-name="T15">, </text:span><text:span text:style-name="T21">A</text:span><text:span text:style-name="T29">ricidea</text:span><text:span text:style-name="T15"> </text:span><text:span text:style-name="T21">claudiae</text:span><text:span text:style-name="T1">), мекотелите (</text:span><text:span text:style-name="T21">Spisula</text:span><text:span text:style-name="T15"> </text:span><text:span text:style-name="T21">subtruncata</text:span><text:span text:style-name="T1">) и др. </text:span><text:bookmark-end text:name="__RefHeading__1921_970456079"/></text:p>
      <text:p text:style-name="Thesis_5f_body"><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18">табл.</text:span>).<text:bookmark-end text:name="__RefHeading__1923_970456079"/></text:p>
      <text:p text:style-name="P4">Натура, Морска стратегия... <text:s/>- таблица!</text:p>
      <text:list xml:id="list173744109487235" text:continue-numbering="true" text:style-name="Thesis_5f_numbering">
        <text:list-item>
          <text:list>
            <text:list-item>
              <text:p text:style-name="P24">Съвременно състояние на зообентосните съобщества в Черно море</text:p>
            </text:list-item>
          </text:list>
        </text:list-item>
      </text:list>
      <text:p text:style-name="Thesis_5f_body"><text:bookmark-start text:name="__RefHeading__1929_970456079"/><text:span text:style-name="T1">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text:span><text:bookmark-end text:name="__RefHeading__1929_970456079"/></text:p>
      <text:p text:style-name="Thesis_5f_body"><text:bookmark-start text:name="__RefHeading__1931_970456079"/><text:span text:style-name="T1">Поради своя произход и екологични особености, Черно море се характеризира с ниско биоразнообразие в сравнение с други морета. През </text:span><text:span text:style-name="T14">19</text:span><text:span text:style-name="T1">70те и </text:span><text:span text:style-name="T14">19</text:span><text:span text:style-name="T1">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8">.</text:span><text:span text:style-name="T1">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0">Melinna</text:span><text:span text:style-name="T16"> </text:span><text:span text:style-name="T30">palmat</text:span><text:span text:style-name="T16">а</text:span><text:span text:style-name="T1">);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2">(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 Деградацията се усилва и от внасянето на чужди инвазивни видове </text:span><text:span text:style-name="T14">като мекотелите </text:span><text:span text:style-name="T30">Mya</text:span><text:span text:style-name="T16"> </text:span><text:span text:style-name="T22">arenaria</text:span><text:span text:style-name="T16">, </text:span><text:span text:style-name="T30">Rapana</text:span><text:span text:style-name="T16"> </text:span><text:span text:style-name="T22">venosa</text:span><text:span text:style-name="T16">, </text:span><text:span text:style-name="T30">Anadara</text:span><text:span text:style-name="T16"> kagoshimensis (=A.</text:span><text:span text:style-name="T30">inaequivalvis)</text:span><text:span text:style-name="T1">,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26">.</text:span><text:bookmark-end text:name="__RefHeading__1931_970456079"/></text:p>
      <text:p text:style-name="Thesis_5f_body"><text:bookmark-start text:name="__RefHeading__1933_970456079"/><text:span text:style-name="T86">През 90те години – икономически срив, намаляване на въздействието…..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26">. </text:span><text:span text:style-name="T1">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02">(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8"> </text:span><text:span text:style-name="T119">(ТАБЛ?)</text:span><text:span text:style-name="T1">. Изследванията във Варненския залив показват лошо състояние и деградация на съобществата според индекса </text:span><text:span text:style-name="T26">M</text:span><text:span text:style-name="T1">-</text:span><text:span text:style-name="T26">AMBI</text:span><text:span text:style-name="T1">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2">(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text:span><text:bookmark-end text:name="__RefHeading__1933_970456079"/></text:p>
      <text:p text:style-name="Thesis_5f_body"><text:bookmark-start text:name="__RefHeading__1935_970456079"/><text:soft-page-break/><text:span text:style-name="T96">Оценката на дънните местообитания по Р</text:span><text:span text:style-name="T98">амковата </text:span><text:span text:style-name="T96">Д</text:span><text:span text:style-name="T98">иректива за </text:span><text:span text:style-name="T96">М</text:span><text:span text:style-name="T98">орската </text:span><text:span text:style-name="T96">С</text:span><text:span text:style-name="T98">тратегия</text:span><text:span text:style-name="T96"> (</text:span><text:span text:style-name="T90">реф — начална оценка</text:span><text:span text:style-name="T96">) показва, че плитките крайбрежни (медиолиторалн</text:span><text:span text:style-name="T97">и</text:span><text:span text:style-name="T96">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97">навлизане на </text:span><text:span text:style-name="T96">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style:master-page style:name="First_20_Page" style:display-name="First Page" style:page-layout-name="Mpm1" style:next-style-name="Standard"/>
    <style:master-page style:name="Thesis_5f_bodyPage" style:display-name="Thesis_bodyPage" style:page-layout-name="Mpm3">
      <style:header>
        <text:p text:style-name="Thesis_5f_headerRight"><text:bookmark-ref text:reference-format="number" text:ref-name="__RefNumPara__26440_1854458412">1</text:bookmark-ref>. <text:bookmark-ref text:reference-format="text" text:ref-name="__RefNumPara__26440_1854458412">Литературен преглед</text:bookmark-ref></text:p>
      </style:header>
      <style:footer>
        <text:p text:style-name="Thesis_5f_footer"><text:page-number text:select-page="current">14</text:page-number></text:p>
      </style:footer>
    </style:master-page>
    <style:master-page style:name="Thesis_5f_titlePage" style:display-name="Thesis_titlePage" style:page-layout-name="Mpm4"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 </meta:initial-creator>
    <meta:creation-date>2015-12-14T15:04:43.849419486</meta:creation-date>
    <dc:date>2017-04-25T17:37:42.371464216</dc:date>
    <dc:creator>K</dc:creator>
    <meta:editing-duration>PT17H1M26S</meta:editing-duration>
    <meta:editing-cycles>113</meta:editing-cycles>
    <meta:generator>LibreOffice/5.3.2.2$Linux_X86_64 LibreOffice_project/6cd4f1ef626f15116896b1d8e1398b56da0d0ee1</meta:generator>
    <meta:document-statistic meta:table-count="0" meta:image-count="3" meta:object-count="0" meta:page-count="14" meta:paragraph-count="86" meta:word-count="4914" meta:character-count="35351" meta:non-whitespace-character-count="30494"/>
    <meta:user-defined meta:name="ZOTERO_PREF_1">&lt;data data-version="3" zotero-version="4.0.29.10"&gt;&lt;session id="C1A3fMgU"/&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